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verseDirs.ReverseDirs( Project project , File basedir , String [ ] d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te.addModified( Modifie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addNone( Non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setExcludes( String 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addMajority( Majority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handl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.setExcludesfile( File exclude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verseDir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te.setDir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execute( )</text:p>
          </table:table-cell>
          <table:table-cell office:value-type="float" office:value="49">
            <text:p text:style-name="Table_20_Contents">49</text:p>
          </table:table-cell>
          <table:table-cell office:value-type="float" office:value="36">
            <text:p text:style-name="Table_20_Contents">36</text:p>
          </table:table-cell>
          <table:table-cell office:value-type="float" office:value="143">
            <text:p text:style-name="Table_20_Contents">143</text:p>
          </table:table-cell>
        </table:table-row>
        <table:table-row>
          <table:table-cell office:value-type="string">
            <text:p text:style-name="Table_20_Contents">Delete.addSelector( Selec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createInclude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createIn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setVerbose( boolean verbo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te.addDate( Dat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setIncludeEmptyDirs( boolean includeEmp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.addCustom( Exten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setCaseSensitive( boolean is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verseDir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seDirs.compare( Object foo , Object 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.addContains( Contains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add( ResourceCollection 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te.setIncludes( String in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setRemoveNotFollowedSymlink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.removeFiles( File d , String [ ] files , String [ ] dir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elete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.addAnd( An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delete( File 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lete.addOr( Or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setFollowSymlinks( boolean followSymlin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setDefaultexcludes( boolean useDefault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setIncludesfile( File include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setDeleteOnExit( boolean deleteOnEx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.addPresent( Presen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addFilename( Filenam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addNot( No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.add(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createPatter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createExclude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addDepend( Depen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isDanglingSymlink( File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te.createEx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addContainsRegexp( ContainsRegexp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handle( Exception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te.setQuiet( boolean qui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te.removeDir( File 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lete.addSize( Siz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verseDirs.isFilesystem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te.addDepth( Depth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te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